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43cm"/>
    </style:style>
    <style:style style:name="gr3" style:family="graphic" style:parent-style-name="standard">
      <style:graphic-properties draw:stroke="dash" draw:stroke-dash="Ultrafine_20_2_20_Dots_20_3_20_Dashes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1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032cm" svg:height="2.286cm" svg:x="1.778cm" svg:y="5.33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2" draw:layer="layout" svg:width="2.286cm" svg:height="1.293cm" svg:x="1.624cm" svg:y="5.842cm">
          <draw:text-box>
            <text:p text:style-name="P1"><text:span text:style-name="T1">Binary Executable</text:span></text:p>
          </draw:text-box>
        </draw:frame>
        <draw:g>
          <draw:custom-shape draw:style-name="gr1" draw:text-style-name="P1" draw:layer="layout" svg:width="2.032cm" svg:height="1.016cm" svg:x="5.134cm" svg:y="4.16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286cm" svg:height="1.293cm" svg:x="5.034cm" svg:y="4.364cm">
            <draw:text-box>
              <text:p text:style-name="P1"><text:span text:style-name="T1">Function 1</text:span></text:p>
            </draw:text-box>
          </draw:frame>
        </draw:g>
        <draw:custom-shape draw:style-name="gr3" draw:text-style-name="P1" draw:layer="layout" svg:width="12.954cm" svg:height="5.334cm" svg:x="5.234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7.62cm" svg:height="1.293cm" svg:x="8.128cm" svg:y="17.372cm">
          <draw:text-box>
            <text:p text:style-name="P1"><text:span text:style-name="T1">Semantic Feature Extraction Module</text:span></text:p>
          </draw:text-box>
        </draw:frame>
        <draw:g>
          <draw:custom-shape draw:style-name="gr1" draw:text-style-name="P1" draw:layer="layout" svg:width="2.936cm" svg:height="1.016cm" svg:x="23.92cm" svg:y="17.55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3.302cm" svg:height="1.293cm" svg:x="23.776cm" svg:y="17.757cm">
            <draw:text-box>
              <text:p text:style-name="P1"><text:span text:style-name="T1">Post-processing </text:span></text:p>
            </draw:text-box>
          </draw:frame>
        </draw:g>
        <draw:frame draw:style-name="gr2" draw:text-style-name="P3" draw:layer="layout" svg:width="2.286cm" svg:height="1.293cm" svg:x="5.134cm" svg:y="6.612cm">
          <draw:text-box>
            <text:p text:style-name="P1"><text:span text:style-name="T2">.</text:span></text:p>
            <text:p text:style-name="P1"><text:span text:style-name="T2">.</text:span></text:p>
          </draw:text-box>
        </draw:frame>
        <draw:g>
          <draw:g>
            <draw:custom-shape draw:style-name="gr1" draw:text-style-name="P1" draw:layer="layout" svg:width="2.032cm" svg:height="1.016cm" svg:x="8.99cm" svg:y="4.164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2.286cm" svg:height="1.293cm" svg:x="8.89cm" svg:y="4.364cm">
              <draw:text-box>
                <text:p text:style-name="P1"><text:span text:style-name="T1">{pt1, pt2,..}</text:span></text:p>
              </draw:text-box>
            </draw:frame>
          </draw:g>
          <draw:g>
            <draw:custom-shape draw:style-name="gr1" draw:text-style-name="P1" draw:layer="layout" svg:width="2.032cm" svg:height="1.016cm" svg:x="9.036cm" svg:y="5.619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2.286cm" svg:height="1.293cm" svg:x="8.936cm" svg:y="5.819cm">
              <draw:text-box>
                <text:p text:style-name="P1"><text:span text:style-name="T1">{pt1, pt2,..}</text:span></text:p>
              </draw:text-box>
            </draw:frame>
          </draw:g>
          <draw:g>
            <draw:custom-shape draw:style-name="gr1" draw:text-style-name="P1" draw:layer="layout" svg:width="2.032cm" svg:height="1.016cm" svg:x="9.036cm" svg:y="7.905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2.286cm" svg:height="1.293cm" svg:x="8.936cm" svg:y="8.105cm">
              <draw:text-box>
                <text:p text:style-name="P1"><text:span text:style-name="T1">{pt1, pt2,..}</text:span></text:p>
              </draw:text-box>
            </draw:frame>
          </draw:g>
          <draw:frame draw:style-name="gr2" draw:text-style-name="P3" draw:layer="layout" svg:width="2.286cm" svg:height="1.293cm" svg:x="8.99cm" svg:y="6.612cm">
            <draw:text-box>
              <text:p text:style-name="P1"><text:span text:style-name="T2">.</text:span></text:p>
              <text:p text:style-name="P1"><text:span text:style-name="T2">.</text:span></text:p>
            </draw:text-box>
          </draw:frame>
        </draw:g>
        <draw:custom-shape draw:style-name="gr1" draw:text-style-name="P1" draw:layer="layout" svg:width="1.316cm" svg:height="0.452cm" svg:x="7.477cm" svg:y="4.5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0.937cm" svg:height="0.452cm" draw:transform="rotate (-1.600641457004) translate (25.654cm 16.423cm)">
          <text:p/>
          <draw:enhanced-geometry svg:viewBox="0 0 21600 21600" draw:text-areas="0 ?f0 ?f5 ?f2" draw:type="right-arrow" draw:modifiers="14859.2255125285 4672.8476821192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316cm" svg:height="0.452cm" svg:x="7.42cm" svg:y="5.9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g>
            <draw:custom-shape draw:style-name="gr1" draw:text-style-name="P1" draw:layer="layout" svg:width="2.032cm" svg:height="1.016cm" svg:x="11.784cm" svg:y="3.079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2.286cm" svg:height="1.293cm" svg:x="11.684cm" svg:y="3.279cm">
              <draw:text-box>
                <text:p text:style-name="P1"><text:span text:style-name="T1">Function 2</text:span></text:p>
              </draw:text-box>
            </draw:frame>
          </draw:g>
          <draw:g>
            <draw:custom-shape draw:style-name="gr1" draw:text-style-name="P1" draw:layer="layout" svg:width="2.032cm" svg:height="1.016cm" svg:x="11.784cm" svg:y="5.365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2.286cm" svg:height="1.293cm" svg:x="11.684cm" svg:y="5.565cm">
              <draw:text-box>
                <text:p text:style-name="P1"><text:span text:style-name="T1">Function </text:span><text:span text:style-name="T3">n</text:span></text:p>
              </draw:text-box>
            </draw:frame>
          </draw:g>
          <draw:frame draw:style-name="gr2" draw:text-style-name="P3" draw:layer="layout" svg:width="2.286cm" svg:height="1.293cm" svg:x="11.738cm" svg:y="4.072cm">
            <draw:text-box>
              <text:p text:style-name="P1"><text:span text:style-name="T2">.</text:span></text:p>
              <text:p text:style-name="P1"><text:span text:style-name="T2">.</text:span></text:p>
            </draw:text-box>
          </draw:frame>
        </draw:g>
        <draw:g>
          <draw:g>
            <draw:g>
              <draw:custom-shape draw:style-name="gr1" draw:text-style-name="P1" draw:layer="layout" svg:width="3.356cm" svg:height="1.778cm" svg:x="23.722cm" svg:y="14.47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4" draw:text-style-name="P2" draw:layer="layout" svg:width="3.556cm" svg:height="1.573cm" svg:x="23.622cm" svg:y="14.676cm">
                <draw:text-box>
                  <text:p text:style-name="P1"><text:span text:style-name="T1">LSH based Nearest Neighbor Search</text:span></text:p>
                </draw:text-box>
              </draw:frame>
            </draw:g>
          </draw:g>
          <draw:g>
            <draw:g>
              <draw:custom-shape draw:style-name="gr1" draw:text-style-name="P1" draw:layer="layout" svg:width="2.71cm" svg:height="1.037cm" svg:x="1.119cm" svg:y="14.5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5" draw:text-style-name="P2" draw:layer="layout" svg:width="3.048cm" svg:height="1.32cm" svg:x="0.986cm" svg:y="14.779cm">
                <draw:text-box>
                  <text:p text:style-name="P1"><text:span text:style-name="T1">Disassembly</text:span></text:p>
                </draw:text-box>
              </draw:frame>
            </draw:g>
            <draw:g>
              <draw:custom-shape draw:style-name="gr1" draw:text-style-name="P1" draw:layer="layout" svg:width="2.71cm" svg:height="1.383cm" svg:x="5.445cm" svg:y="14.47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6" draw:text-style-name="P2" draw:layer="layout" svg:width="3.048cm" svg:height="1.76cm" svg:x="5.345cm" svg:y="14.625cm">
                <draw:text-box>
                  <text:p text:style-name="P1"><text:span text:style-name="T1">Partial Trace Generation</text:span></text:p>
                </draw:text-box>
              </draw:frame>
            </draw:g>
            <draw:g>
              <draw:custom-shape draw:style-name="gr1" draw:text-style-name="P1" draw:layer="layout" svg:width="2.948cm" svg:height="1.778cm" svg:x="10.23cm" svg:y="12.95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6" draw:text-style-name="P2" draw:layer="layout" svg:width="3.048cm" svg:height="1.76cm" svg:x="10.13cm" svg:y="13.109cm">
                <draw:text-box>
                  <text:p text:style-name="P1"><text:span text:style-name="T1">State-based Semantic Model <text:s/>Generation</text:span></text:p>
                </draw:text-box>
              </draw:frame>
              <draw:custom-shape draw:style-name="gr1" draw:text-style-name="P1" draw:layer="layout" svg:width="2.948cm" svg:height="1.778cm" svg:x="10.229cm" svg:y="12.95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" draw:text-style-name="P1" draw:layer="layout" svg:width="2.948cm" svg:height="1.778cm" svg:x="10.284cm" svg:y="15.40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6" draw:text-style-name="P2" draw:layer="layout" svg:width="3.048cm" svg:height="1.76cm" svg:x="10.184cm" svg:y="15.558cm">
                <draw:text-box>
                  <text:p text:style-name="P1"><text:span text:style-name="T1">Abstract <text:s/>Semantic Model <text:s/>Generation</text:span></text:p>
                </draw:text-box>
              </draw:frame>
              <draw:custom-shape draw:style-name="gr1" draw:text-style-name="P1" draw:layer="layout" svg:width="2.948cm" svg:height="1.778cm" svg:x="10.283cm" svg:y="15.4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" draw:text-style-name="P1" draw:layer="layout" svg:width="2.71cm" svg:height="1.383cm" svg:x="15.31cm" svg:y="14.7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6" draw:text-style-name="P2" draw:layer="layout" svg:width="3.048cm" svg:height="1.76cm" svg:x="15.11cm" svg:y="14.881cm">
                <draw:text-box>
                  <text:p text:style-name="P1"><text:span text:style-name="T1">Feature Extraction</text:span></text:p>
                </draw:text-box>
              </draw:frame>
            </draw:g>
            <draw:g>
              <draw:custom-shape draw:style-name="gr1" draw:text-style-name="P1" draw:layer="layout" svg:width="2.71cm" svg:height="1.383cm" svg:x="19.474cm" svg:y="14.68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6" draw:text-style-name="P2" draw:layer="layout" svg:width="3.048cm" svg:height="1.76cm" svg:x="19.274cm" svg:y="14.843cm">
                <draw:text-box>
                  <text:p text:style-name="P1"><text:span text:style-name="T1">Function Model Extraction</text:span></text:p>
                </draw:text-box>
              </draw:frame>
            </draw:g>
            <draw:custom-shape draw:style-name="gr1" draw:text-style-name="P1" draw:layer="layout" svg:width="1.016cm" svg:height="0.508cm" svg:x="4.051cm" svg:y="14.763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" draw:text-style-name="P1" draw:layer="layout" svg:width="1.628cm" svg:height="0.508cm" draw:transform="rotate (-0.749967979581964) translate (8.625cm 15.085cm)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" draw:text-style-name="P1" draw:layer="layout" svg:width="1.651cm" svg:height="0.508cm" draw:transform="rotate (0.468620904160478) translate (8.352cm 14.609cm)">
              <text:p/>
    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" draw:text-style-name="P1" draw:layer="layout" svg:width="1.628cm" svg:height="0.508cm" draw:transform="rotate (-0.749967979581964) translate (13.765cm 13.652cm)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" draw:text-style-name="P1" draw:layer="layout" svg:width="1.651cm" svg:height="0.508cm" draw:transform="rotate (0.468620904160478) translate (13.307cm 16.049cm)">
              <text:p/>
    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" draw:text-style-name="P1" draw:layer="layout" svg:width="1.016cm" svg:height="0.508cm" svg:x="18.258cm" svg:y="15.133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" draw:text-style-name="P1" draw:layer="layout" svg:width="1.016cm" svg:height="0.508cm" svg:x="22.422cm" svg:y="15.133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SG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000000" draw:marker-start-width="0.2cm" draw:marker-start-center="false" draw:marker-end-width="0.2cm" draw:marker-end-center="false" draw:fill="solid" draw:fill-color="#000000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>
          <style:tab-stop style:position="56.007cm"/>
        </style:tab-stops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hinthan </meta:initial-creator>
    <meta:creation-date>2015-09-28T20:31:44</meta:creation-date>
    <dc:date>2015-10-06T05:59:55</dc:date>
    <dc:creator>mahinthan </dc:creator>
    <meta:editing-duration>PT30M4S</meta:editing-duration>
    <meta:editing-cycles>4</meta:editing-cycles>
    <meta:generator>LibreOffice/3.5$Linux_X86_64 LibreOffice_project/350m1$Build-2</meta:generator>
    <meta:document-statistic meta:object-count="89"/>
  </office:meta>
</office:document-meta>
</file>